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Calibri" fo:font-size="14pt" fo:letter-spacing="normal" fo:font-style="normal" fo:font-weight="bold" officeooo:paragraph-rsid="0006e910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Calibri" fo:font-size="6.5pt" fo:letter-spacing="normal" fo:font-style="normal" fo:font-weight="normal" officeooo:paragraph-rsid="0006e910" fo:background-color="transparent"/>
    </style:style>
    <style:style style:name="P3" style:family="paragraph" style:parent-style-name="Standard">
      <style:text-properties fo:font-variant="normal" fo:text-transform="none" fo:color="#000000" loext:opacity="100%" style:font-name="Calibri" fo:font-size="9pt" fo:letter-spacing="normal" fo:font-style="normal" fo:font-weight="normal" officeooo:paragraph-rsid="0007113a" fo:background-color="transparent" style:font-size-asian="9pt" style:font-size-complex="9pt"/>
    </style:style>
    <style:style style:name="P4" style:family="paragraph" style:parent-style-name="Standard">
      <style:text-properties fo:font-variant="normal" fo:text-transform="none" fo:color="#000000" loext:opacity="100%" style:font-name="Calibri" fo:font-size="11pt" fo:letter-spacing="normal" fo:font-style="normal" fo:font-weight="normal" officeooo:paragraph-rsid="0007113a" fo:background-color="transparent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.176cm" style:contextual-spacing="false" fo:text-indent="0cm" style:auto-text-indent="false" fo:padding="0cm" fo:border="none"/>
      <style:text-properties fo:font-variant="normal" fo:text-transform="none" fo:color="#000000" loext:opacity="100%" style:font-name="Calibri" fo:font-size="9pt" fo:letter-spacing="normal" fo:font-style="normal" fo:font-weight="normal" officeooo:paragraph-rsid="0006e910" fo:background-color="transparent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9pt" fo:letter-spacing="normal" fo:font-style="normal" fo:font-weight="normal" officeooo:paragraph-rsid="0006e910" fo:background-color="transparent" style:font-size-asian="9pt" style:font-size-complex="9pt"/>
    </style:style>
    <style:style style:name="P7" style:family="paragraph" style:parent-style-name="Text_20_body" style:list-style-name="L2">
      <style:paragraph-properties fo:margin-top="0cm" fo:margin-bottom="0cm" style:contextual-spacing="false" style:line-height-at-least="0.353cm" fo:text-align="start" style:justify-single-word="false" fo:orphans="2" fo:widows="2" fo:padding="0cm" fo:border="none"/>
      <style:text-properties fo:font-variant="normal" fo:text-transform="none" fo:color="#000000" loext:opacity="100%" style:font-name="Calibri" fo:font-size="9pt" fo:letter-spacing="normal" fo:font-style="normal" fo:font-weight="normal" officeooo:paragraph-rsid="0006e910" fo:background-color="transparent" style:font-size-asian="9pt" style:font-size-complex="9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9pt" fo:letter-spacing="normal" fo:font-style="normal" fo:font-weight="normal" officeooo:paragraph-rsid="0006e910" fo:background-color="transparent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Calibri" fo:font-size="9pt" fo:letter-spacing="normal" fo:font-style="normal" fo:font-weight="normal" officeooo:paragraph-rsid="0006e910" fo:background-color="transparent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Calibri" fo:font-size="9pt" fo:letter-spacing="normal" fo:font-style="normal" style:text-underline-style="solid" style:text-underline-width="auto" style:text-underline-color="font-color" fo:font-weight="normal" officeooo:paragraph-rsid="0006e910" fo:background-color="transparent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Calibri" fo:font-size="9pt" fo:letter-spacing="normal" fo:font-style="normal" style:text-underline-style="none" fo:font-weight="normal" officeooo:paragraph-rsid="0006e910" fo:background-color="transparent" style:font-size-asian="9pt" style:font-size-complex="9pt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6.5pt" fo:letter-spacing="normal" fo:font-style="normal" fo:font-weight="normal" officeooo:paragraph-rsid="0006e910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11pt" fo:letter-spacing="normal" fo:font-style="normal" fo:font-weight="bold" officeooo:paragraph-rsid="0006e910" fo:background-color="transparent" style:font-size-asian="11pt" style:font-weight-asian="bold" style:font-size-complex="11pt" style:font-weight-complex="bold"/>
    </style:style>
    <style:style style:name="P1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style:use-window-font-color="true" loext:opacity="0%" style:font-name="Calibri" fo:font-size="9pt" fo:letter-spacing="normal" fo:font-style="normal" style:text-underline-style="none" fo:font-weight="normal" officeooo:paragraph-rsid="0006e910" fo:background-color="transparent" style:font-size-asian="9pt" style:font-size-complex="9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6e910"/>
    </style:style>
    <style:style style:name="P16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06e910"/>
    </style:style>
    <style:style style:name="T1" style:family="text">
      <style:text-properties fo:font-variant="normal" fo:text-transform="none" fo:color="#000000" loext:opacity="100%" style:font-name="verdana" fo:font-size="6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6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06e910" fo:background-color="transparent" loext:char-shading-value="0"/>
    </style:style>
    <style:style style:name="T5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ffbf00" loext:char-shading-value="0"/>
    </style:style>
    <style:style style:name="T7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ffde59" loext:char-shading-value="0"/>
    </style:style>
    <style:style style:name="T8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ffff38" loext:char-shading-value="0"/>
    </style:style>
    <style:style style:name="T9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bf819e" loext:char-shading-value="0"/>
    </style:style>
    <style:style style:name="T10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729fcf" loext:char-shading-value="0"/>
    </style:style>
    <style:style style:name="T11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81aca6" loext:char-shading-value="0"/>
    </style:style>
    <style:style style:name="T12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ff6d6d" loext:char-shading-value="0"/>
    </style:style>
    <style:style style:name="T13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ff972f" loext:char-shading-value="0"/>
    </style:style>
    <style:style style:name="T14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07113a"/>
    </style:style>
    <style:style style:name="T15" style:family="text">
      <style:text-properties fo:font-variant="normal" fo:text-transform="none" fo:color="#000000" loext:opacity="100%" style:font-name="verdana" fo:font-size="6.5pt" fo:letter-spacing="normal" fo:font-style="normal" fo:font-weight="bold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font-name="verdana" fo:font-size="6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variant="normal" fo:text-transform="none" fo:color="#000000" loext:opacity="100%" style:font-name="verdana" fo:font-size="6.5pt" fo:letter-spacing="normal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bold" style:text-blinking="false" fo:background-color="#f7d1d5" loext:char-shading-value="0" loext:padding="0cm" loext:border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officeooo:rsid="0006e910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officeooo:rsid="0006e910" style:text-blinking="false" fo:background-color="#ffff00" loext:char-shading-value="0" loext:padding="0cm" loext:border="none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#ffff00" loext:char-shading-value="0" loext:padding="0cm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#ffbf00" loext:char-shading-value="0" loext:padding="0cm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#ffbf00" loext:char-shading-value="0"/>
    </style:style>
    <style:style style:name="T26" style:family="text">
      <style:text-properties fo:font-variant="normal" fo:text-transform="none" fo:color="#000000" loext:opacity="100%" fo:font-size="6.5pt" fo:letter-spacing="normal" fo:font-style="normal" fo:font-weight="normal" fo:background-color="transparent" loext:char-shading-value="0"/>
    </style:style>
    <style:style style:name="T27" style:family="text">
      <style:text-properties fo:font-variant="normal" fo:text-transform="none" fo:color="#000000" loext:opacity="100%" style:font-name="Calibri" fo:font-size="6.5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000000" loext:opacity="100%" style:font-name="Calibri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000000" loext:opacity="100%" style:font-name="Calibri" fo:letter-spacing="normal" fo:font-style="normal" fo:font-weight="bold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loext:opacity="100%" style:font-name="Calibri" fo:font-size="9pt" fo:letter-spacing="normal" fo:font-style="normal" fo:font-weight="normal" fo:background-color="transparent" loext:char-shading-value="0" style:font-size-asian="9pt" style:font-size-complex="9pt"/>
    </style:style>
    <style:style style:name="T31" style:family="text">
      <style:text-properties fo:font-variant="normal" fo:text-transform="none" fo:color="#000000" loext:opacity="100%" style:font-name="Calibri" fo:font-size="9pt" fo:letter-spacing="normal" fo:font-style="normal" fo:background-color="transparent" loext:char-shading-value="0" style:font-size-asian="9pt" style:font-size-complex="9pt"/>
    </style:style>
    <style:style style:name="T32" style:family="text">
      <style:text-properties fo:font-variant="normal" fo:text-transform="none" fo:color="#000000" loext:opacity="100%" style:font-name="Calibri" fo:font-size="9pt" fo:letter-spacing="normal" fo:font-style="normal" fo:font-weight="bold" fo:background-color="transparent" loext:char-shading-value="0" style:font-size-asian="9pt" style:font-weight-asian="bold" style:font-size-complex="9pt" style:font-weight-complex="bold"/>
    </style:style>
    <style:style style:name="T33" style:family="text">
      <style:text-properties fo:font-variant="normal" fo:text-transform="none" fo:color="#000000" loext:opacity="100%" style:font-name="Calibri" fo:font-size="9pt" fo:letter-spacing="normal" fo:font-style="normal" style:text-underline-style="solid" style:text-underline-width="auto" style:text-underline-color="font-color" fo:font-weight="normal" fo:background-color="transparent" loext:char-shading-value="0" style:font-size-asian="9pt" style:font-size-complex="9pt"/>
    </style:style>
    <style:style style:name="T34" style:family="text">
      <style:text-properties fo:font-variant="normal" fo:text-transform="none" fo:color="#000000" loext:opacity="100%" style:font-name="Calibri" fo:font-size="9pt" fo:letter-spacing="normal" fo:font-style="normal" style:text-underline-style="none" fo:font-weight="normal" fo:background-color="transparent" loext:char-shading-value="0" style:font-size-asian="9pt" style:font-size-complex="9pt"/>
    </style:style>
    <style:style style:name="T35" style:family="text">
      <style:text-properties fo:font-variant="normal" fo:text-transform="none" fo:color="#000000" loext:opacity="100%" style:font-name="Calibri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style:use-window-font-color="true" loext:opacity="0%" style:font-name="Calibri" fo:font-size="9pt" fo:letter-spacing="normal" fo:font-style="normal" style:text-underline-style="none" fo:font-weight="normal" fo:background-color="transparent" loext:char-shading-value="0" style:font-size-asian="9pt" style:font-size-complex="9pt"/>
    </style:style>
    <style:style style:name="T37" style:family="text">
      <style:text-properties style:text-line-through-style="none" style:text-line-through-type="none" style:text-underline-style="none" fo:font-weight="bold" style:text-blinking="false" fo:background-color="#ffff00" loext:char-shading-value="0"/>
    </style:style>
    <style:style style:name="T38" style:family="text">
      <style:text-properties style:text-line-through-style="none" style:text-line-through-type="none" style:text-underline-style="none" fo:font-weight="bold" officeooo:rsid="0007113a" style:text-blinking="false" fo:background-color="#ffff00" loext:char-shading-value="0"/>
    </style:style>
    <style:style style:name="T39" style:family="text">
      <style:text-properties style:text-line-through-style="none" style:text-line-through-type="none" style:text-underline-style="none" fo:font-weight="bold" officeooo:rsid="0006e910" style:text-blinking="false" fo:background-color="#f7d1d5" loext:char-shading-value="0"/>
    </style:style>
    <style:style style:name="T40" style:family="text">
      <style:text-properties style:text-line-through-style="none" style:text-line-through-type="none" style:text-underline-style="none" fo:font-weight="bold" style:text-blinking="false" fo:background-color="#f7d1d5" loext:char-shading-value="0"/>
    </style:style>
    <style:style style:name="T41" style:family="text">
      <style:text-properties style:text-line-through-style="none" style:text-line-through-type="none" style:text-underline-style="none" style:text-blinking="false" fo:background-color="#ffff00" loext:char-shading-value="0"/>
    </style:style>
    <style:style style:name="T42" style:family="text">
      <style:text-properties officeooo:rsid="0007113a"/>
    </style:style>
    <style:style style:name="T4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ung nach didaktisch-methodischen Prinzipien</text:p>
      <text:p text:style-name="P2"/>
      <text:p text:style-name="P4"><text:span text:style-name="T43">Kernfrage</text:span>: Auf welche Art können wir die gesetzten Lernziele erreichen?</text:p>
      <text:p text:style-name="P3"/>
      <text:p text:style-name="P3">→ didaktisch-methodische Prinzipien <text:span text:style-name="T42">sollten</text:span> <text:span text:style-name="T42">die</text:span> bei der Planung von Unterricht bewusst berücksichtigt werden.</text:p>
      <text:p text:style-name="P6">→ die empfohlenen didaktisch-methodischen Prinzipien führen zu einem Unterrichtsgeschehen, welches die Lernenden in den Mittelpunkt stellt.</text:p>
      <text:p text:style-name="P8">→ In den meisten Fällen planen wir unseren Unterricht mit dem Lehrwerk und den Lehrerhandreichungen und manchmal müssen wir deren Vorgaben erweitern, wenn wir konsequent bestimmte methodisch-didaktische Prinzipien umsetzen möchten.</text:p>
      <text:p text:style-name="P6"/>
      <text:p text:style-name="P13">Indikatoren der didaktisch-methodischen Prinzipien: <text:s/></text:p>
      <text:list text:style-name="L2">
        <text:list-item>
          <text:p text:style-name="P7">Anzeiger/Marker für die Umsetzung des jeweiligen Prinzips im Unterricht</text:p>
        </text:list-item>
        <text:list-item>
          <text:p text:style-name="P7">beobachtbare Aspekte des Unterrichts (L nutzen Wörterbuch, ...)</text:p>
        </text:list-item>
        <text:list-item>
          <text:p text:style-name="P7">Effekte, die bei den L im Lernprozess sichtbar/messbar werden (z.B. häufiges Nutzen von Internationalismen → Prinzip der Mehrsprachigkeit findet Umsetzung im Unterricht, da die L ihre Sprachkenntnisse selbstständig bei der Textproduktion einsetzen)</text:p>
        </text:list-item>
      </text:list>
      <text:p text:style-name="P6"/>
      <text:p text:style-name="P12"/>
      <text:p text:style-name="P15"><text:a xlink:type="simple" xlink:href="https://lernen.goethe.de/moodle/mod/glossary/showentry.php?eid=1990955&amp;displayformat=dictionary" text:style-name="Internet_20_link" text:visited-style-name="Visited_20_Internet_20_Link"><text:span text:style-name="T35">Prinzipien des Fremdsprachenunterrichts</text:span></text:a></text:p>
      <text:list text:style-name="L1">
        <text:list-item>
          <text:p text:style-name="P16"><text:a xlink:type="simple" xlink:href="https://lernen.goethe.de/moodle/mod/glossary/showentry.php?eid=1990913&amp;displayformat=dictionary" text:style-name="Internet_20_link" text:visited-style-name="Visited_20_Internet_20_Link">Kompetenzorientierung</text:a><text:span text:style-name="T30"> </text:span></text:p>
          <text:list>
            <text:list-item>
              <text:p text:style-name="P16"><text:span text:style-name="T30">betont die Entwicklung von Fähigkeiten, die die Lernenden benötigen, um bestimmte </text:span><text:a xlink:type="simple" xlink:href="https://lernen.goethe.de/moodle/mod/glossary/showentry.php?eid=1990841&amp;displayformat=dictionary" text:style-name="Internet_20_link" text:visited-style-name="Visited_20_Internet_20_Link">Aufgaben</text:a><text:span text:style-name="T30"> zu bewältigen. </text:span></text:p>
            </text:list-item>
            <text:list-item>
              <text:p text:style-name="P9">Dies ist relevant, da die Lernenden auf diese Weise lernen, wie sie ihre Fähigkeiten verbessern und auf verschiedene Situationen anwenden können </text:p>
            </text:list-item>
          </text:list>
        </text:list-item>
        <text:list-item>
          <text:p text:style-name="P16"><text:a xlink:type="simple" xlink:href="https://lernen.goethe.de/moodle/mod/glossary/showentry.php?eid=1990895&amp;displayformat=dictionary" text:style-name="Internet_20_link" text:visited-style-name="Visited_20_Internet_20_Link">Interaktionsorientierung</text:a><text:span text:style-name="T30"> </text:span></text:p>
          <text:list>
            <text:list-item>
              <text:p text:style-name="P9">betont die Bedeutung von Interaktionen zwischen Lernenden und zwischen Lernenden und Lehrenden. </text:p>
            </text:list-item>
            <text:list-item>
              <text:p text:style-name="P9">Dies ist relevant, da die Lernenden auf diese Weise die Möglichkeit haben, voneinander zu lernen und ihre Fähigkeiten in sozialen Situationen zu verbessern. </text:p>
            </text:list-item>
          </text:list>
        </text:list-item>
        <text:list-item>
          <text:p text:style-name="P10">Förderung von autonomem Lernen </text:p>
          <text:list>
            <text:list-item>
              <text:p text:style-name="P9">bezieht sich auf die Stärkung der Selbstregulation und der Selbstverantwortung der Lernenden für ihren Lernprozess. </text:p>
            </text:list-item>
            <text:list-item>
              <text:p text:style-name="P9">Dies ist relevant, da die Lernenden auf diese Weise lernen, wie sie ihr Lernen selbst steuern und organisieren können. </text:p>
            </text:list-item>
          </text:list>
        </text:list-item>
        <text:list-item>
          <text:p text:style-name="P16"><text:a xlink:type="simple" xlink:href="https://lernen.goethe.de/moodle/mod/glossary/showentry.php?eid=1990886&amp;displayformat=dictionary" text:style-name="Internet_20_link" text:visited-style-name="Visited_20_Internet_20_Link">Handlungsorientierung</text:a><text:span text:style-name="T30"> </text:span></text:p>
          <text:list>
            <text:list-item>
              <text:p text:style-name="P16"><text:span text:style-name="T30">fördert die praktische </text:span><text:a xlink:type="simple" xlink:href="https://lernen.goethe.de/moodle/mod/glossary/showentry.php?eid=1990835&amp;displayformat=dictionary" text:style-name="Internet_20_link" text:visited-style-name="Visited_20_Internet_20_Link">Anwendung</text:a><text:span text:style-name="T30"> von </text:span><text:a xlink:type="simple" xlink:href="https://lernen.goethe.de/moodle/mod/glossary/showentry.php?eid=1991006&amp;displayformat=dictionary" text:style-name="Internet_20_link" text:visited-style-name="Visited_20_Internet_20_Link">Wissen</text:a><text:span text:style-name="T30"> und Fähigkeiten in realen Situationen. </text:span></text:p>
            </text:list-item>
            <text:list-item>
              <text:p text:style-name="P16"><text:span text:style-name="T30">Dies ist besonders relevant, da die Lernenden auf diese Weise lernen, wie sie ihr </text:span><text:a xlink:type="simple" xlink:href="https://lernen.goethe.de/moodle/mod/glossary/showentry.php?eid=1991006&amp;displayformat=dictionary" text:style-name="Internet_20_link" text:visited-style-name="Visited_20_Internet_20_Link">Wissen</text:a><text:span text:style-name="T30"> in ihrem Leben anwenden können. </text:span></text:p>
            </text:list-item>
            <text:list-item>
              <text:p text:style-name="P9">Indikatoren:</text:p>
              <text:list>
                <text:list-item>
                  <text:p text:style-name="P9">Die Lernenden erfahren in der Kommunikation mit den Mitlernenden sofort, ob sie gelingt, also ob sie verstanden werden. </text:p>
                </text:list-item>
                <text:list-item>
                  <text:p text:style-name="P9">Die Lernenden üben mit Sprache umzugehen, wie sie es im richtigen Leben tun würden. </text:p>
                </text:list-item>
                <text:list-item>
                  <text:p text:style-name="P9">Jeder Lernende hat in diesem Unterricht Gelegenheit zu sprechen, wird also sprachlich aktiv.</text:p>
                </text:list-item>
                <text:list-item>
                  <text:p text:style-name="P9">Die Lernenden bearbeiten Fragestellungen, auf die sie wirklich reagieren möchten. </text:p>
                </text:list-item>
                <text:list-item>
                  <text:p text:style-name="P9">Die Lernenden arbeiten mit authentischen Materialien; sie stellen sie auch selbst her. </text:p>
                </text:list-item>
                <text:list-item>
                  <text:p text:style-name="P9">Die Lernenden setzen beim Deutschlernen alle ihre Sinne ein; alle Lernertypen werden angesprochen. </text:p>
                </text:list-item>
              </text:list>
            </text:list-item>
          </text:list>
        </text:list-item>
        <text:list-item>
          <text:p text:style-name="P16"><text:a xlink:type="simple" xlink:href="https://lernen.goethe.de/moodle/mod/glossary/showentry.php?eid=1990922&amp;displayformat=dictionary" text:style-name="Internet_20_link" text:visited-style-name="Visited_20_Internet_20_Link">Lerneraktivierung</text:a><text:span text:style-name="T30"> </text:span></text:p>
          <text:list>
            <text:list-item>
              <text:p text:style-name="P9">bezieht sich auf die Aktivierung der Lernenden in ihrem Lernprozess. </text:p>
            </text:list-item>
            <text:list-item>
              <text:p text:style-name="P9">Dies ist relevant, da die Lernenden auf diese Weise engagiert und aufmerksam bleiben und ein tieferes Verständnis des Materials entwickeln.</text:p>
            </text:list-item>
          </text:list>
        </text:list-item>
        <text:list-item>
          <text:p text:style-name="P16"><text:a xlink:type="simple" xlink:href="https://lernen.goethe.de/moodle/mod/glossary/showentry.php?eid=1990925&amp;displayformat=dictionary" text:style-name="Internet_20_link" text:visited-style-name="Visited_20_Internet_20_Link">Lernerorientierung</text:a><text:span text:style-name="T30"> </text:span></text:p>
          <text:list>
            <text:list-item>
              <text:p text:style-name="P9">konzentriert sich auf die Bedürfnisse und Interessen der Lernenden. </text:p>
            </text:list-item>
            <text:list-item>
              <text:p text:style-name="P9">Dies ist relevant, da die Lernenden auf diese Weise motivierter sind, zu lernen und ihr Potenzial auszuschöpfen </text:p>
            </text:list-item>
          </text:list>
        </text:list-item>
        <text:list-item>
          <text:p text:style-name="P16"><text:a xlink:type="simple" xlink:href="https://lernen.goethe.de/moodle/mod/glossary/showentry.php?eid=1990898&amp;displayformat=dictionary" text:style-name="Internet_20_link" text:visited-style-name="Visited_20_Internet_20_Link">interkulturelle Orientierung</text:a><text:span text:style-name="T30"> </text:span></text:p>
          <text:list>
            <text:list-item>
              <text:p text:style-name="P9">fördert die Anerkennung und das Verständnis von kultureller Vielfalt. </text:p>
            </text:list-item>
            <text:list-item>
              <text:p text:style-name="P9">Dies ist relevant, da die Lernenden auf diese Weise lernen, wie sie in einer globalisierten Welt leben und arbeiten können. </text:p>
            </text:list-item>
            <text:list-item>
              <text:p text:style-name="P16"><text:span text:style-name="T30">Die Leitfragen zur Umsetzung des Prinzips </text:span><text:a xlink:type="simple" xlink:href="https://lernen.goethe.de/moodle/mod/glossary/showentry.php?eid=1990898&amp;displayformat=dictionary" text:style-name="Internet_20_link" text:visited-style-name="Visited_20_Internet_20_Link">interkulturelle Orientierung</text:a><text:span text:style-name="T30"> können als Checkliste für die Unterrichtsplanung verwendet werden</text:span></text:p>
              <text:list>
                <text:list-item>
                  <text:p text:style-name="P9">Führen die Lernenden sprachliche Handlungen aus, die auch im richtigen Leben vorkommen könnten?</text:p>
                </text:list-item>
                <text:list-item>
                  <text:p text:style-name="P9">Trainieren die Lernenden das sprachliche Handeln in authentischen Kommunikationssituationen?</text:p>
                </text:list-item>
                <text:list-item>
                  <text:p text:style-name="P11"><text:soft-page-break/>Kommen die Lernenden in Situationen, in denen sie als sie selbst kommunizieren?</text:p>
                </text:list-item>
                <text:list-item>
                  <text:p text:style-name="P16"><text:span text:style-name="Strong_20_Emphasis"><text:span text:style-name="T34">Leitfrage:</text:span></text:span><text:span text:style-name="T34"> Wir</text:span><text:span text:style-name="T36">d die </text:span><text:a xlink:type="simple" xlink:href="https://lernen.goethe.de/moodle/mod/glossary/showentry.php?eid=1990835&amp;displayformat=dictionary" text:style-name="Internet_20_link" text:visited-style-name="Visited_20_Internet_20_Link">Anwendung</text:a><text:span text:style-name="T36"> relevanter sprachlicher Strukturen vorbereitet?</text:span></text:p>
                </text:list-item>
                <text:list-item>
                  <text:p text:style-name="P14">Regt die Situation die Lernenden dazu an, sich zu den Themen sprachlich korrekt und authentisch zu äußern?</text:p>
                </text:list-item>
                <text:list-item>
                  <text:p text:style-name="P14">Gibt es die Möglichkeit für die Lernenden zu prüfen, ob sie erfolgreich sprachlich handeln?</text:p>
                </text:list-item>
                <text:list-item>
                  <text:p text:style-name="P14">Haben die Lernenden die Gelegenheit, beim Lernen alle Sinne zu gebrauchen?</text:p>
                </text:list-item>
              </text:list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7:00:11.534000000</meta:creation-date>
    <meta:generator>LibreOffice/7.5.5.2$Windows_X86_64 LibreOffice_project/ca8fe7424262805f223b9a2334bc7181abbcbf5e</meta:generator>
    <dc:date>2023-08-27T17:19:05.056000000</dc:date>
    <meta:editing-duration>PT18M53S</meta:editing-duration>
    <meta:editing-cycles>2</meta:editing-cycles>
    <meta:document-statistic meta:table-count="0" meta:image-count="0" meta:object-count="0" meta:page-count="2" meta:paragraph-count="46" meta:word-count="580" meta:character-count="4127" meta:non-whitespace-character-count="3605"/>
  </office:meta>
</office:document-meta>
</file>